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3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3.1772in"/>
    </style:style>
    <style:style style:name="co4" style:family="table-column">
      <style:table-column-properties fo:break-before="auto" style:column-width="20.1311in"/>
    </style:style>
    <style:style style:name="co5" style:family="table-column">
      <style:table-column-properties fo:break-before="auto" style:column-width="22.8335in"/>
    </style:style>
    <style:style style:name="co6" style:family="table-column">
      <style:table-column-properties fo:break-before="auto" style:column-width="2.340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3.2417in"/>
    </style:style>
    <style:style style:name="co10" style:family="table-column">
      <style:table-column-properties fo:break-before="auto" style:column-width="4.6783in"/>
    </style:style>
    <style:style style:name="co11" style:family="table-column">
      <style:table-column-properties fo:break-before="auto" style:column-width="13.9654in"/>
    </style:style>
    <style:style style:name="co12" style:family="table-column">
      <style:table-column-properties fo:break-before="auto" style:column-width="2.6409in"/>
    </style:style>
    <style:style style:name="co13" style:family="table-column">
      <style:table-column-properties fo:break-before="auto" style:column-width="5.322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882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3.4665in"/>
    </style:style>
    <style:style style:name="co18" style:family="table-column">
      <style:table-column-properties fo:break-before="auto" style:column-width="2.4047in"/>
    </style:style>
    <style:style style:name="co19" style:family="table-column">
      <style:table-column-properties fo:break-before="auto" style:column-width="3.0484in"/>
    </style:style>
    <style:style style:name="co20" style:family="table-column">
      <style:table-column-properties fo:break-before="auto" style:column-width="2.952in"/>
    </style:style>
    <style:style style:name="co21" style:family="table-column">
      <style:table-column-properties fo:break-before="auto" style:column-width="0.6035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2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651477_Ax604_b003_f021_cp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chival_object_i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ights_statement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rights_holder</text:p>
          </table:table-cell>
          <table:table-cell office:value-type="string" calcext:value-type="string">
            <text:p>use_restriction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local_collection_name</text:p>
          </table:table-cell>
          <table:table-cell office:value-type="string" calcext:value-type="string">
            <text:p>local_collection_id</text:p>
          </table:table-cell>
          <table:table-cell office:value-type="string" calcext:value-type="string">
            <text:p>series_name</text:p>
          </table:table-cell>
          <table:table-cell office:value-type="string" calcext:value-type="string">
            <text:p>box_number</text:p>
          </table:table-cell>
          <table:table-cell office:value-type="string" calcext:value-type="string">
            <text:p>folder_number</text:p>
          </table:table-cell>
          <table:table-cell office:value-type="string" calcext:value-type="string">
            <text:p>has_finding_aid</text:p>
          </table:table-cell>
          <table:table-cell office:value-type="string" calcext:value-type="string">
            <text:p>resource_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Play Fragments by William J. Rapp and Wallace Thurman [b003] [f021]</text:p>
          </table:table-cell>
          <table:table-cell office:value-type="string" calcext:value-type="string">
            <text:p>Ax604_b003_f021</text:p>
          </table:table-cell>
          <table:table-cell office:value-type="float" office:value="633197" calcext:value-type="float">
            <text:p>633197</text:p>
          </table:table-cell>
          <table:table-cell office:value-type="string" calcext:value-type="string">
            <text:p>http://id.loc.gov/authorities/names/no2013038294</text:p>
          </table:table-cell>
          <table:table-cell office:value-type="string" calcext:value-type="string">
            <text:p>William Jourdan Rapp (1895-1942) was a free-lance writer, playwright, radio script writer, and producer. The collection contains correspondence, plays, advertising and article manuscripts, Harlem Renaissance research, biographical material, publications, photographs, and a WWI era scrapbook of a YMCA camp in Greece.</text:p>
          </table:table-cell>
          <table:table-cell office:value-type="string" calcext:value-type="string">
            <text:p>http://id.loc.gov/authorities/subjects/sh87003938|http://id.loc.gov/authorities/subjects/sh2005003059|http://id.loc.gov/authorities/subjects/sh85058929|http://id.loc.gov/authorities/subjects/sh85085132|http://id.loc.gov/authorities/subjects/sh2008112860|http://id.loc.gov/authorities/subjects/sh2008112856|http://id.loc.gov/authorities/subjects/sh85148236|http://id.loc.gov/authorities/subjects/sh85023418</text:p>
          </table:table-cell>
          <table:table-cell office:value-type="string" calcext:value-type="string">
            <text:p>https://sws.geonames.org/5128581/</text:p>
          </table:table-cell>
          <table:table-cell office:value-type="string" calcext:value-type="string">
            <text:p>1911/1942</text:p>
          </table:table-cell>
          <table:table-cell office:value-type="string" calcext:value-type="string">
            <text:p>http://rightsstatements.org/vocab/InC/1.0/</text:p>
          </table:table-cell>
          <table:table-cell office:value-type="string" calcext:value-type="string">
            <text:p>http://creativecommons.org/licenses/by-nc-nd/4.0/</text:p>
          </table:table-cell>
          <table:table-cell office:value-type="string" calcext:value-type="string">
            <text:p>University of Oregon. Libraries. Special Collections &amp; University Archives</text:p>
          </table:table-cell>
          <table:table-cell office:value-type="string" calcext:value-type="string">
            <text:p>Property rights reside with Special Collections &amp; University Archives, University of Oregon Libraries. All requests for permission to publish collection materials must be submitted to Special Collections &amp; University Archives.</text:p>
          </table:table-cell>
          <table:table-cell office:value-type="string" calcext:value-type="string">
            <text:p>http://id.loc.gov/vocabulary/iso639-2/eng</text:p>
          </table:table-cell>
          <table:table-cell office:value-type="string" calcext:value-type="string">
            <text:p>http://id.loc.gov/authorities/names/no2003116678</text:p>
          </table:table-cell>
          <table:table-cell office:value-type="string" calcext:value-type="string">
            <text:p>http://opaquenamespace.org/ns/localCollectionName/WilliamJRappPapers19111942</text:p>
          </table:table-cell>
          <table:table-cell office:value-type="string" calcext:value-type="string">
            <text:p>Ax 604</text:p>
          </table:table-cell>
          <table:table-cell office:value-type="string" calcext:value-type="string">
            <text:p>Manuscripts, circa 1920-1940|Play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scua.uoregon.edu/repositories/2/resources/864</text:p>
          </table:table-cell>
          <table:table-cell office:value-type="string" calcext:value-type="string">
            <text:p>http://purl.org/dc/dcmitype/Collection</text:p>
          </table:table-cell>
          <table:table-cell office:value-type="string" calcext:value-type="string">
            <text:p>https://w3id.org/spar/mediatype/application/xml</text:p>
          </table:table-cell>
          <table:table-cell office:value-type="string" calcext:value-type="string">
            <text:p>http://id.loc.gov/authorities/names/n8012618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open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lay Fragments by William J. Rapp and Wallace Thurman [b003] [f021]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Ax604_b003_f021</text:p>
          </table:table-cell>
        </table:table-row>
        <table:table-row table:style-name="ro1">
          <table:table-cell office:value-type="string" calcext:value-type="string">
            <text:p>archival_object_id</text:p>
          </table:table-cell>
          <table:table-cell office:value-type="float" office:value="633197" calcext:value-type="float">
            <text:p>633197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http://id.loc.gov/authorities/names/no2013038294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William Jourdan Rapp (1895-1942) was a free-lance writer, playwright, radio script writer, and producer. The collection contains correspondence, plays, advertising and article manuscripts, Harlem Renaissance research, biographical material, publications, photographs, and a WWI era scrapbook of a YMCA camp in Greece.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http://id.loc.gov/authorities/subjects/sh87003938|http://id.loc.gov/authorities/subjects/sh2005003059|http://id.loc.gov/authorities/subjects/sh85058929|http://id.loc.gov/authorities/subjects/sh85085132|http://id.loc.gov/authorities/subjects/sh2008112860|http://id.loc.gov/authorities/subjects/sh2008112856|http://id.loc.gov/authorities/subjects/sh85148236|http://id.loc.gov/authorities/subjects/sh85023418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https://sws.geonames.org/5128581/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1911/1942</text:p>
          </table:table-cell>
        </table:table-row>
        <table:table-row table:style-name="ro1">
          <table:table-cell office:value-type="string" calcext:value-type="string">
            <text:p>rights_statement</text:p>
          </table:table-cell>
          <table:table-cell office:value-type="string" calcext:value-type="string">
            <text:p>http://rightsstatements.org/vocab/InC/1.0/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http://creativecommons.org/licenses/by-nc-nd/4.0/</text:p>
          </table:table-cell>
        </table:table-row>
        <table:table-row table:style-name="ro1">
          <table:table-cell office:value-type="string" calcext:value-type="string">
            <text:p>rights_holder</text:p>
          </table:table-cell>
          <table:table-cell office:value-type="string" calcext:value-type="string">
            <text:p>University of Oregon. Libraries. Special Collections &amp; University Archives</text:p>
          </table:table-cell>
        </table:table-row>
        <table:table-row table:style-name="ro1">
          <table:table-cell office:value-type="string" calcext:value-type="string">
            <text:p>use_restrictions</text:p>
          </table:table-cell>
          <table:table-cell office:value-type="string" calcext:value-type="string">
            <text:p>Property rights reside with Special Collections &amp; University Archives, University of Oregon Libraries. All requests for permission to publish collection materials must be submitted to Special Collections &amp; University Archives.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http://id.loc.gov/vocabulary/iso639-2/eng</text:p>
          </table:table-cell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http://id.loc.gov/authorities/names/no2003116678</text:p>
          </table:table-cell>
        </table:table-row>
        <table:table-row table:style-name="ro1">
          <table:table-cell office:value-type="string" calcext:value-type="string">
            <text:p>local_collection_name</text:p>
          </table:table-cell>
          <table:table-cell office:value-type="string" calcext:value-type="string">
            <text:p>http://opaquenamespace.org/ns/localCollectionName/WilliamJRappPapers19111942</text:p>
          </table:table-cell>
        </table:table-row>
        <table:table-row table:style-name="ro1">
          <table:table-cell office:value-type="string" calcext:value-type="string">
            <text:p>local_collection_id</text:p>
          </table:table-cell>
          <table:table-cell office:value-type="string" calcext:value-type="string">
            <text:p>Ax 604</text:p>
          </table:table-cell>
        </table:table-row>
        <table:table-row table:style-name="ro1">
          <table:table-cell office:value-type="string" calcext:value-type="string">
            <text:p>series_name</text:p>
          </table:table-cell>
          <table:table-cell office:value-type="string" calcext:value-type="string">
            <text:p>Manuscripts, circa 1920-1940|Plays</text:p>
          </table:table-cell>
        </table:table-row>
        <table:table-row table:style-name="ro1">
          <table:table-cell office:value-type="string" calcext:value-type="string">
            <text:p>box_numb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der_numb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s_finding_aid</text:p>
          </table:table-cell>
          <table:table-cell office:value-type="string" calcext:value-type="string">
            <text:p>https://scua.uoregon.edu/repositories/2/resources/864</text:p>
          </table:table-cell>
        </table:table-row>
        <table:table-row table:style-name="ro1">
          <table:table-cell office:value-type="string" calcext:value-type="string">
            <text:p>resource_type</text:p>
          </table:table-cell>
          <table:table-cell office:value-type="string" calcext:value-type="string">
            <text:p>http://purl.org/dc/dcmitype/Collection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https://w3id.org/spar/mediatype/application/xml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http://id.loc.gov/authorities/names/n8012618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visibility</text:p>
          </table:table-cell>
          <table:table-cell office:value-type="string" calcext:value-type="string">
            <text:p>op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7T18:27:25.748969055</dc:date>
    <meta:editing-duration>PT3M58S</meta:editing-duration>
    <meta:editing-cycles>1</meta:editing-cycles>
    <meta:document-statistic meta:table-count="2" meta:cell-count="100" meta:object-count="0"/>
    <meta:generator>LibreOffice/24.2.7.2$Linux_X86_64 LibreOffice_project/420$Build-2</meta:generator>
  </office:meta>
</office:document-meta>
</file>